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17fa" officeooo:paragraph-rsid="001fafda"/>
    </style:style>
    <style:style style:name="P2" style:family="paragraph" style:parent-style-name="Standard">
      <style:text-properties officeooo:rsid="001fafda" officeooo:paragraph-rsid="001fafda"/>
    </style:style>
    <style:style style:name="T1" style:family="text">
      <style:text-properties officeooo:rsid="00627a37"/>
    </style:style>
    <style:style style:name="T2" style:family="text">
      <style:text-properties officeooo:rsid="006188cb"/>
    </style:style>
    <style:style style:name="T3" style:family="text">
      <style:text-properties officeooo:rsid="0063c7c3"/>
    </style:style>
    <style:style style:name="T4" style:family="text">
      <style:text-properties officeooo:rsid="00a28042"/>
    </style:style>
    <style:style style:name="T5" style:family="text">
      <style:text-properties officeooo:rsid="00e23aef"/>
    </style:style>
    <style:style style:name="T6" style:family="text">
      <style:text-properties officeooo:rsid="00bb91b6"/>
    </style:style>
    <style:style style:name="T7" style:family="text">
      <style:text-properties officeooo:rsid="001e51bb"/>
    </style:style>
    <style:style style:name="T8" style:family="text">
      <style:text-properties officeooo:rsid="011c8a0b"/>
    </style:style>
    <style:style style:name="T9" style:family="text">
      <style:text-properties officeooo:rsid="012c35a9"/>
    </style:style>
    <style:style style:name="T10" style:family="text">
      <style:text-properties officeooo:rsid="00655659"/>
    </style:style>
    <style:style style:name="T11" style:family="text">
      <style:text-properties officeooo:rsid="0067ef2d"/>
    </style:style>
    <style:style style:name="T12" style:family="text">
      <style:text-properties officeooo:rsid="011a5a80"/>
    </style:style>
    <style:style style:name="T13" style:family="text">
      <style:text-properties officeooo:rsid="0157e2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tract-SQL-2-Doc</text:p>
      <text:p text:style-name="P2"/>
      <text:p text:style-name="P1"><text:span text:style-name="T1">In t</text:span><text:span text:style-name="T2">his artic</text:span><text:span text:style-name="T1">le, I </text:span><text:span text:style-name="T3">show you how I use</text:span><text:span text:style-name="T4">d</text:span><text:span text:style-name="T3"> a Python </text:span><text:span text:style-name="T5">application programming interface</text:span><text:span text:style-name="T3"> </text:span><text:span text:style-name="T5">(</text:span><text:span text:style-name="T3">API</text:span><text:span text:style-name="T5">)</text:span><text:span text:style-name="T3"> to migrate my </text:span><text:span text:style-name="T6">music library from a</text:span><text:span text:style-name="T3"> SQL relational database to a NoSQL document database</text:span><text:span text:style-name="T7">. </text:span><text:span text:style-name="T8">Using the </text:span><text:span text:style-name="T9">Python X DevAPI in the</text:span><text:span text:style-name="T8"> MySQL Shell application,</text:span><text:span text:style-name="T7"> </text:span><text:span text:style-name="T10">I highlight some basics about document databases, the Python methods that I used, and the database tool that </text:span><text:span text:style-name="T11">enables migration</text:span><text:span text:style-name="T10">.</text:span><text:span text:style-name="T7"> </text:span><text:span text:style-name="T12">Readers who </text:span><text:span text:style-name="T13">should</text:span><text:span text:style-name="T12"> get the most out of this article are those that have some basic familiarity with the structured query language (SQL) and with the Python programming languag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0:47:46.142367526</meta:creation-date>
    <dc:date>2022-12-23T10:54:33.377887056</dc:date>
    <meta:editing-duration>PT6M51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2" meta:word-count="90" meta:character-count="558" meta:non-whitespace-character-count="470"/>
  </office:meta>
</office:document-meta>
</file>